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ef1145" officeooo:paragraph-rsid="00ff05ed"/>
    </style:style>
    <style:style style:name="P9" style:family="paragraph" style:parent-style-name="_5f_Normal">
      <style:text-properties officeooo:rsid="00f1e699" officeooo:paragraph-rsid="00f1e699"/>
    </style:style>
    <style:style style:name="P10" style:family="paragraph" style:parent-style-name="_5f_Normal">
      <style:text-properties officeooo:rsid="00f1e699" officeooo:paragraph-rsid="00f2a61c"/>
    </style:style>
    <style:style style:name="P11" style:family="paragraph" style:parent-style-name="_5f_Normal">
      <style:text-properties officeooo:rsid="00f481fb" officeooo:paragraph-rsid="00f481fb"/>
    </style:style>
    <style:style style:name="P12" style:family="paragraph" style:parent-style-name="_5f_Normal">
      <style:text-properties officeooo:rsid="00fb1e48" officeooo:paragraph-rsid="00fb1e48"/>
    </style:style>
    <style:style style:name="P13" style:family="paragraph" style:parent-style-name="Title">
      <style:paragraph-properties fo:text-align="center" style:justify-single-word="false"/>
      <style:text-properties officeooo:paragraph-rsid="003f920e"/>
    </style:style>
    <style:style style:name="P14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5" style:family="paragraph" style:parent-style-name="Subtitle">
      <style:text-properties officeooo:rsid="00d2e8d5" officeooo:paragraph-rsid="00d2e8d5"/>
    </style:style>
    <style:style style:name="P16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Sivu_20_3">
      <style:paragraph-properties style:page-number="auto" fo:break-before="page"/>
    </style:style>
    <style:style style:name="P20" style:family="paragraph" style:parent-style-name="Numbered_20_Heading_20_1">
      <style:text-properties officeooo:rsid="00ef1145" officeooo:paragraph-rsid="00ef1145"/>
    </style:style>
    <style:style style:name="P21" style:family="paragraph" style:parent-style-name="Numbered_20_Heading_20_1">
      <style:text-properties officeooo:rsid="00f5424f" officeooo:paragraph-rsid="00f5424f"/>
    </style:style>
    <style:style style:name="P22" style:family="paragraph" style:parent-style-name="Numbered_20_Heading_20_1">
      <style:text-properties officeooo:rsid="00f6f77d" officeooo:paragraph-rsid="0102c0e0"/>
    </style:style>
    <style:style style:name="P23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4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25" style:family="paragraph" style:parent-style-name="Numbered_20_Heading_20_2">
      <style:text-properties officeooo:rsid="00f6f77d" officeooo:paragraph-rsid="00f6f77d"/>
    </style:style>
    <style:style style:name="P26" style:family="paragraph" style:parent-style-name="Numbered_20_Heading_20_2">
      <style:text-properties officeooo:rsid="01006d11" officeooo:paragraph-rsid="01006d11"/>
    </style:style>
    <style:style style:name="P27" style:family="paragraph" style:parent-style-name="Numbered_20_Heading_20_2">
      <style:paragraph-properties fo:break-before="page"/>
      <style:text-properties officeooo:rsid="0102c0e0" officeooo:paragraph-rsid="0102c0e0"/>
    </style:style>
    <style:style style:name="P28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29" style:family="paragraph" style:parent-style-name="_5f_Normal">
      <style:text-properties officeooo:rsid="00f5424f" officeooo:paragraph-rsid="00f5424f"/>
    </style:style>
    <style:style style:name="P30" style:family="paragraph" style:parent-style-name="_5f_Normal">
      <style:text-properties officeooo:rsid="01006d11" officeooo:paragraph-rsid="01006d11"/>
    </style:style>
    <style:style style:name="P31" style:family="paragraph" style:parent-style-name="_5f_Normal">
      <style:text-properties officeooo:rsid="0101108d" officeooo:paragraph-rsid="0101108d"/>
    </style:style>
    <style:style style:name="P32" style:family="paragraph" style:parent-style-name="_5f_Normal">
      <style:text-properties officeooo:rsid="0102c0e0" officeooo:paragraph-rsid="0102c0e0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102c0e0" style:font-size-asian="11pt" style:font-weight-asian="bold" style:font-name-complex="Times New Roman1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102c0e0" officeooo:paragraph-rsid="0102c0e0" style:font-size-asian="11pt" style:font-weight-asian="bold" style:font-name-complex="Times New Roman1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1pt" officeooo:paragraph-rsid="0102c0e0" style:font-size-asian="11pt" style:font-name-complex="Times New Roman1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1pt" officeooo:rsid="0101108d" officeooo:paragraph-rsid="0102c0e0" style:font-size-asian="11pt" style:font-name-complex="Times New Roman1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1pt" officeooo:rsid="0102c0e0" officeooo:paragraph-rsid="0102c0e0" style:font-size-asian="11pt" style:font-name-complex="Times New Roman1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102c0e0" style:font-size-asian="11pt" style:font-name-complex="Times New Roman1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1pt" officeooo:rsid="0104a8ce" officeooo:paragraph-rsid="0104a8ce" style:font-size-asian="11pt" style:font-name-complex="Times New Roman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T12" style:family="text">
      <style:text-properties officeooo:rsid="0102a50d"/>
    </style:style>
    <style:style style:name="T13" style:family="text">
      <style:text-properties officeooo:rsid="0102c0e0"/>
    </style:style>
    <style:style style:name="T14" style:family="text">
      <style:text-properties officeooo:rsid="0105b04f"/>
    </style:style>
    <style:style style:name="T15" style:family="text">
      <style:text-properties officeooo:rsid="010796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8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Shakkipeli</text:p>
        <text:p text:style-name="P15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isällysluettelo</text:p>
          </text:index-title>
          <text:p text:style-name="P17"><text:a xlink:type="simple" xlink:href="#__RefHeading___Toc447_236996845" text:style-name="Index_20_Link" text:visited-style-name="Index_20_Link">1 - Testauksen laajuus<text:tab/>3</text:a></text:p>
          <text:p text:style-name="P17"><text:a xlink:type="simple" xlink:href="#__RefHeading___Toc300_921470283" text:style-name="Index_20_Link" text:visited-style-name="Index_20_Link">2 - Testausaineisto<text:tab/>3</text:a></text:p>
          <text:p text:style-name="P17"><text:a xlink:type="simple" xlink:href="#__RefHeading___Toc302_921470283" text:style-name="Index_20_Link" text:visited-style-name="Index_20_Link">3 - Miten sovellusta testataan<text:tab/>3</text:a></text:p>
          <text:p text:style-name="P17"><text:a xlink:type="simple" xlink:href="#__RefHeading___Toc304_921470283" text:style-name="Index_20_Link" text:visited-style-name="Index_20_Link">4 - Testaustulokset<text:tab/>4</text:a></text:p>
          <text:p text:style-name="P17"><text:a xlink:type="simple" xlink:href="#__RefHeading___Toc170_775514014" text:style-name="Index_20_Link" text:visited-style-name="Index_20_Link">5 - Suorituskykytestaus<text:tab/>4</text:a></text:p>
          <text:p text:style-name="P18"><text:a xlink:type="simple" xlink:href="#__RefHeading___Toc360_1355958367" text:style-name="Index_20_Link" text:visited-style-name="Index_20_Link">5.1 - Suorituskykytestiympäristö<text:tab/>4</text:a></text:p>
          <text:p text:style-name="P18"><text:a xlink:type="simple" xlink:href="#__RefHeading___Toc172_775514014" text:style-name="Index_20_Link" text:visited-style-name="Index_20_Link">5.2 - Suorituskykyvertailu<text:tab/>4</text:a></text:p>
          <text:p text:style-name="P18"><text:a xlink:type="simple" xlink:href="#__RefHeading___Toc362_1355958367" text:style-name="Index_20_Link" text:visited-style-name="Index_20_Link">5.3 - Johtopäätökset<text:tab/>5</text:a></text:p>
          <text:p text:style-name="P17"><text:a xlink:type="simple" xlink:href="#__RefHeading___Toc136_775514014" text:style-name="Index_20_Link" text:visited-style-name="Index_20_Link">6 - Lähteet<text:tab/>6</text:a></text:p>
        </text:index-body>
      </text:table-of-content>
      <text:p text:style-name="Standard"/>
      <text:h text:style-name="P23" text:outline-level="1"><text:bookmark-start text:name="__RefHeading___Toc447_236996845"/>Testauksen laajuus<text:bookmark-end text:name="__RefHeading___Toc447_236996845"/></text:h>
      <text:p text:style-name="P10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0" text:outline-level="1"><text:bookmark-start text:name="__RefHeading___Toc300_921470283"/>Testausaineisto<text:bookmark-end text:name="__RefHeading___Toc300_921470283"/></text:h>
      <text:p text:style-name="P8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http://tuukkapa.github.io/Shakki-TIRALabra2015/javadoc/tests/</text:span></text:p>
      <text:p text:style-name="P9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1">Kuten kappaleessa 1 mainittiin, kattavan listan luominen käsin tehtävistä testitapauksista on mahdoton tehtävä.</text:p>
      <text:h text:style-name="P20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12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3" text:outline-level="1"><text:bookmark-start text:name="__RefHeading___Toc304_921470283"/>Testaustulokset<text:bookmark-end text:name="__RefHeading___Toc304_921470283"/></text:h>
      <text:p text:style-name="P11">Kaikki 1<text:span text:style-name="T11">72 jUnit-</text:span>testitapausta menevät läpi. Nämä varmistavat sovelluksen perustoiminnan. Tämän lisäksi olen pelannut onnistuneesti <text:span text:style-name="T14">lukuisia pelejä</text:span> läpi ilman virhetilanteita. <text:span text:style-name="T15">Peli noudattaa shakin sääntöjä virheettömästi. Nappuloille sallitaan kaikki sääntöjen mukaiset siirrot ja sääntöjen vastaiset siirrot estetään.</text:span></text:p>
      <text:h text:style-name="P21" text:outline-level="1"><text:bookmark-start text:name="__RefHeading___Toc170_775514014"/>Suorituskykytestaus<text:bookmark-end text:name="__RefHeading___Toc170_775514014"/></text:h>
      <text:p text:style-name="P29">Oheisessa taulukossa näkyy sovelluksen suorituskyky erilaisilla pelipuun syvyyksillä <text:span text:style-name="T10">ilman alpha-beta -karsintaa sekä alpha-beta -karsinnan kera. </text:span></text:p>
      <text:p text:style-name="P31">Testi tehtiin antamalla tietokoneen suorittaa viisi siirtoa (väleissä toki oli ihmisen siirto). Siirroista mitattiin kaikkiin viiteen siirtoon kulunut yhteenlaskettu aika millisekunteina.</text:p>
      <text:p text:style-name="P30">Mikäli yksi siirto kesti yli 10 minuuttia, testi keskeytettiin ja tulokseksi kirjattiin ”<text:span text:style-name="T13">&gt; 10 min</text:span>”.</text:p>
      <text:h text:style-name="P26" text:outline-level="2"><text:bookmark-start text:name="__RefHeading___Toc360_1355958367"/>Suorituskykytestiympäristö<text:bookmark-end text:name="__RefHeading___Toc360_1355958367"/></text:h>
      <text:p text:style-name="P30">Prosessori: Intel i5 2500k (3,3GHz, 4 ydintä)<text:line-break/>Muistia: 8 Gt</text:p>
      <text:h text:style-name="P25" text:outline-level="2"><text:bookmark-start text:name="__RefHeading___Toc172_775514014"/>Suorituskyky<text:span text:style-name="T12">vertailu</text:span><text:bookmark-end text:name="__RefHeading___Toc172_7755140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>
          <table:table-cell table:style-name="Table1.A1" office:value-type="string">
            <text:p text:style-name="P33"/>
          </table:table-cell>
          <table:table-cell table:style-name="Table1.A1" table:number-columns-spanned="2" office:value-type="string">
            <text:p text:style-name="P34">Minimax</text:p>
          </table:table-cell>
          <table:covered-table-cell/>
          <table:table-cell table:style-name="Table1.D1" table:number-columns-spanned="2" office:value-type="string">
            <text:p text:style-name="P34">Alpha-beta</text:p>
          </table:table-cell>
          <table:covered-table-cell/>
        </table:table-row>
        <table:table-row>
          <table:table-cell table:style-name="Table1.A2" office:value-type="string">
            <text:p text:style-name="P33">Pelipuun syvyys</text:p>
          </table:table-cell>
          <table:table-cell table:style-name="Table1.A2" office:value-type="string">
            <text:p text:style-name="P34">5 siirtoa yhteensä <text:s/>(ms)</text:p>
          </table:table-cell>
          <table:table-cell table:style-name="Table1.A2" office:value-type="string">
            <text:p text:style-name="P34">1 siirto, keskiarvo (ms)</text:p>
          </table:table-cell>
          <table:table-cell table:style-name="Table1.A2" office:value-type="string">
            <text:p text:style-name="P34">5 siirtoa yhteensä (ms)</text:p>
          </table:table-cell>
          <table:table-cell table:style-name="Table1.E2" office:value-type="string">
            <text:p text:style-name="P34">1 siirto, keskiarvo (ms)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6">12</text:p>
          </table:table-cell>
          <table:table-cell table:style-name="Table1.A2" office:value-type="string">
            <text:p text:style-name="P36">2,4</text:p>
          </table:table-cell>
          <table:table-cell table:style-name="Table1.A2" office:value-type="string">
            <text:p text:style-name="P37">12</text:p>
          </table:table-cell>
          <table:table-cell table:style-name="Table1.E2" office:value-type="string">
            <text:p text:style-name="P37">2,4</text:p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36">64</text:p>
          </table:table-cell>
          <table:table-cell table:style-name="Table1.A2" office:value-type="string">
            <text:p text:style-name="P36">12,8</text:p>
          </table:table-cell>
          <table:table-cell table:style-name="Table1.A2" office:value-type="string">
            <text:p text:style-name="P37">61</text:p>
          </table:table-cell>
          <table:table-cell table:style-name="Table1.E2" office:value-type="string">
            <text:p text:style-name="P37">12,2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36">543</text:p>
          </table:table-cell>
          <table:table-cell table:style-name="Table1.A2" office:value-type="string">
            <text:p text:style-name="P36">108,6</text:p>
          </table:table-cell>
          <table:table-cell table:style-name="Table1.A2" office:value-type="string">
            <text:p text:style-name="P37">146</text:p>
          </table:table-cell>
          <table:table-cell table:style-name="Table1.E2" office:value-type="string">
            <text:p text:style-name="P37">29,2</text:p>
          </table:table-cell>
        </table:table-row>
        <table:table-row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36">13351</text:p>
          </table:table-cell>
          <table:table-cell table:style-name="Table1.A2" office:value-type="string">
            <text:p text:style-name="P36">2670,2</text:p>
          </table:table-cell>
          <table:table-cell table:style-name="Table1.A2" office:value-type="string">
            <text:p text:style-name="P37">1058</text:p>
          </table:table-cell>
          <table:table-cell table:style-name="Table1.E2" office:value-type="string">
            <text:p text:style-name="P37">211,6</text:p>
          </table:table-cell>
        </table:table-row>
        <table:table-row>
          <table:table-cell table:style-name="Table1.A2" office:value-type="string">
            <text:p text:style-name="P38">5</text:p>
          </table:table-cell>
          <table:table-cell table:style-name="Table1.A2" office:value-type="string">
            <text:p text:style-name="P36">622679</text:p>
          </table:table-cell>
          <table:table-cell table:style-name="Table1.A2" office:value-type="string">
            <text:p text:style-name="P36">124535,8</text:p>
          </table:table-cell>
          <table:table-cell table:style-name="Table1.A2" office:value-type="string">
            <text:p text:style-name="P37">8978</text:p>
          </table:table-cell>
          <table:table-cell table:style-name="Table1.E2" office:value-type="string">
            <text:p text:style-name="P37">1795,6</text:p>
          </table:table-cell>
        </table:table-row>
        <table:table-row>
          <table:table-cell table:style-name="Table1.A2" office:value-type="string">
            <text:p text:style-name="P38">6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7">&gt; 10 min</text:p>
          </table:table-cell>
          <table:table-cell table:style-name="Table1.A2" office:value-type="string">
            <text:p text:style-name="P37">127078</text:p>
          </table:table-cell>
          <table:table-cell table:style-name="Table1.E2" office:value-type="string">
            <text:p text:style-name="P37">25415,6</text:p>
          </table:table-cell>
        </table:table-row>
        <table:table-row>
          <table:table-cell table:style-name="Table1.A2" office:value-type="string">
            <text:p text:style-name="P38">7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7">&gt; 10 min</text:p>
          </table:table-cell>
          <table:table-cell table:style-name="Table1.A2" office:value-type="string">
            <text:p text:style-name="P39">966027</text:p>
          </table:table-cell>
          <table:table-cell table:style-name="Table1.E2" office:value-type="string">
            <text:p text:style-name="P39">193205,4</text:p>
          </table:table-cell>
        </table:table-row>
        <table:table-row>
          <table:table-cell table:style-name="Table1.A2" office:value-type="string">
            <text:p text:style-name="P38">8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7">&gt; 10 min</text:p>
          </table:table-cell>
          <table:table-cell table:style-name="Table1.A2" office:value-type="string">
            <text:p text:style-name="P37">-</text:p>
          </table:table-cell>
          <table:table-cell table:style-name="Table1.E2" office:value-type="string">
            <text:p text:style-name="P37">&gt; 10 min</text:p>
          </table:table-cell>
        </table:table-row>
      </table:table>
      <text:h text:style-name="P22" text:outline-level="1" text:is-list-header="true"/>
      <text:h text:style-name="P27" text:outline-level="2"><text:bookmark-start text:name="__RefHeading___Toc362_1355958367"/>Johtopäätökset<text:bookmark-end text:name="__RefHeading___Toc362_1355958367"/></text:h>
      <text:p text:style-name="P32">Suorituskykytestivertailun tulokset puhtaan minimax-algoritmin ja alpha-beta-karsinnalla varustetun minimax-algoritmin välillä ovat selvät. Kun pelipuun syvyys on 3 tai yli, erot suorituskyvyssä alkavat olla huomattavia.</text:p>
      <text:p text:style-name="P32">Pelipuun syvyydellä 3 alpha-beta -karsintaa käyttävä algoritmi suoriutuu siirrosta kolmannessa siitä ajasta, mitä puhdas minimax tarvitsee yhden siirron suoritukseen. Syvyydellä 5 ero on jo yli kymmenkertainen.</text:p>
      <text:h text:style-name="P24" text:outline-level="1"><text:bookmark-start text:name="__RefHeading___Toc136_775514014"/>Lähteet<text:bookmark-end text:name="__RefHeading___Toc136_775514014"/></text:h>
      <text:p text:style-name="P16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6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21:18:23.754959913</dc:date>
    <meta:generator>LibreOffice/4.4.2.2$Linux_X86_64 LibreOffice_project/40m0$Build-2</meta:generator>
    <meta:editing-duration>PT15H24M7S</meta:editing-duration>
    <meta:editing-cycles>201</meta:editing-cycles>
    <meta:document-statistic meta:table-count="1" meta:image-count="0" meta:object-count="0" meta:page-count="6" meta:paragraph-count="88" meta:word-count="518" meta:character-count="4398" meta:non-whitespace-character-count="3974"/>
  </office:meta>
</office:document-meta>
</file>